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1">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4965in" style:type="right" style:leader-style="dotted" style:leader-text="."/>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text-properties style:font-name="Courier New" fo:font-size="10pt" style:font-size-asian="10pt" style:font-name-complex="Courier New" style:font-size-complex="10pt"/>
    </style:style>
    <style:style style:name="P7"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8" style:family="paragraph" style:parent-style-name="Standard">
      <style:text-properties fo:color="#808080" style:font-name="Courier New" fo:font-size="10pt" style:font-size-asian="10pt" style:font-name-complex="Courier New" style:font-size-complex="10pt"/>
    </style:style>
    <style:style style:name="P9" style:family="paragraph" style:parent-style-name="Standard">
      <style:paragraph-properties fo:text-align="justify" style:justify-single-word="false"/>
      <style:text-properties fo:color="#808080" style:font-name="Courier New" fo:font-size="10pt" style:font-size-asian="10pt" style:font-name-complex="Courier New" style:font-size-complex="10pt"/>
    </style:style>
    <style:style style:name="P10" style:family="paragraph" style:parent-style-name="Standard">
      <style:paragraph-properties fo:text-align="justify" style:justify-single-word="false"/>
      <style:text-properties fo:color="#808080"/>
    </style:style>
    <style:style style:name="P11"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style:font-name="Courier New" fo:font-size="10pt" style:font-size-asian="10pt" style:font-name-complex="Courier New" style:font-size-complex="10pt"/>
    </style:style>
    <style:style style:name="T3" style:family="text">
      <style:text-properties style:font-name="Courier New" fo:font-size="10pt" style:font-size-asian="10pt" style:language-asian="ru" style:country-asian="RU" style:font-name-complex="Courier New" style:font-size-complex="10pt"/>
    </style:style>
    <style:style style:name="T4" style:family="text">
      <style:text-properties style:font-name="Courier New" fo:font-size="10pt" style:font-name-asian="Courier New" style:font-size-asian="10pt" style:font-name-complex="Courier New" style:font-size-complex="10pt"/>
    </style:style>
    <style:style style:name="T5" style:family="text">
      <style:text-properties style:font-name="Courier New" fo:font-size="10pt" fo:font-style="italic" style:font-size-asian="10pt" style:font-style-asian="italic" style:font-name-complex="Courier New" style:font-size-complex="10pt"/>
    </style:style>
    <style:style style:name="T6" style:family="text">
      <style:text-properties style:font-name="Courier New" fo:font-size="10pt" fo:font-weight="bold" style:font-size-asian="10pt" style:font-weight-asian="bold" style:font-name-complex="Courier New" style:font-size-complex="10pt"/>
    </style:style>
    <style:style style:name="T7" style:family="text">
      <style:text-properties fo:color="#808080" style:font-name="Courier New" fo:font-size="10pt" style:font-size-asian="10pt" style:font-name-complex="Courier New" style:font-size-complex="10pt"/>
    </style:style>
    <style:style style:name="T8" style:family="text">
      <style:text-properties style:font-name-asian="Courier New"/>
    </style:style>
    <style:style style:name="T9" style:family="text">
      <style:text-properties fo:color="#800080" style:font-name="Courier New" fo:font-size="10pt" style:font-size-asian="10pt" style:font-name-complex="Courier New" style:font-size-complex="10pt"/>
    </style:style>
    <style:style style:name="T10" style:family="text">
      <style:text-properties fo:color="#008000" style:font-name="Courier New" fo:font-size="10pt" style:font-size-asian="10pt" style:font-name-complex="Courier New" style:font-size-complex="10pt"/>
    </style:style>
    <style:style style:name="T11" style:family="text">
      <style:text-properties fo:color="#0000ff" style:font-name="Courier New" fo:font-size="10pt" style:font-size-asian="10pt" style:font-name-complex="Courier New" style:font-size-complex="10pt"/>
    </style:style>
    <style:style style:name="T12" style:family="text">
      <style:text-properties fo:font-style="italic" style:font-style-asian="italic"/>
    </style:style>
    <style:style style:name="T13" style:family="text">
      <style:text-properties fo:language="ru" fo:country="RU"/>
    </style:style>
    <style:style style:name="T14" style:family="text">
      <style:text-properties style:font-name="Lucida Sans Unicode" fo:font-size="10pt" style:font-size-asian="10pt" style:font-name-complex="Lucida Sans Unicode" style:font-size-complex="10pt"/>
    </style:style>
    <style:style style:name="T1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style:writing-mode="lr-tb" draw:wrap-influence-on-position="once-successiv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__RefHeading___Toc14707_2115711697"/>Functional Setup With TSL: Attaching GREP To Eclipse/ExDT<text:bookmark-end text:name="__RefHeading___Toc14707_211571169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14707_2115711697" text:style-name="Index_20_Link" text:visited-style-name="Index_20_Link">Functional Setup With TSL: Attaching GREP To Eclipse/ExDT<text:tab/>1</text:a></text:p>
          <text:p text:style-name="P2"><text:a xlink:type="simple" xlink:href="#__RefHeading___Toc14709_2115711697" text:style-name="Index_20_Link" text:visited-style-name="Index_20_Link">Preface<text:tab/>1</text:a></text:p>
          <text:p text:style-name="P2"><text:a xlink:type="simple" xlink:href="#__RefHeading___Toc14711_2115711697" text:style-name="Index_20_Link" text:visited-style-name="Index_20_Link">Describing GREP Input Language In TSL<text:tab/>1</text:a></text:p>
          <text:p text:style-name="P4"><text:a xlink:type="simple" xlink:href="#__RefHeading___Toc14713_2115711697" text:style-name="Index_20_Link" text:visited-style-name="Index_20_Link">Getting Started<text:tab/>1</text:a></text:p>
          <text:p text:style-name="P4"><text:a xlink:type="simple" xlink:href="#__RefHeading___Toc14715_2115711697" text:style-name="Index_20_Link" text:visited-style-name="Index_20_Link">GREP’s Control Language<text:tab/>2</text:a></text:p>
          <text:p text:style-name="P4"><text:a xlink:type="simple" xlink:href="#__RefHeading___Toc14717_2115711697" text:style-name="Index_20_Link" text:visited-style-name="Index_20_Link">Interface Definition<text:tab/>2</text:a></text:p>
          <text:p text:style-name="P4"><text:a xlink:type="simple" xlink:href="#__RefHeading___Toc14719_2115711697" text:style-name="Index_20_Link" text:visited-style-name="Index_20_Link">Parameters Definition<text:tab/>3</text:a></text:p>
          <text:p text:style-name="P4"><text:a xlink:type="simple" xlink:href="#__RefHeading___Toc14721_2115711697" text:style-name="Index_20_Link" text:visited-style-name="Index_20_Link">Setup Dialog Definition<text:tab/>5</text:a></text:p>
          <text:p text:style-name="P4"><text:a xlink:type="simple" xlink:href="#__RefHeading___Toc14723_2115711697" text:style-name="Index_20_Link" text:visited-style-name="Index_20_Link">Command Line Format Definition<text:tab/>5</text:a></text:p>
          <text:p text:style-name="P2"><text:a xlink:type="simple" xlink:href="#__RefHeading___Toc14725_2115711697" text:style-name="Index_20_Link" text:visited-style-name="Index_20_Link">Attaching GREP To Eclipse/ExDT<text:tab/>6</text:a></text:p>
          <text:p text:style-name="P2"><text:a xlink:type="simple" xlink:href="#__RefHeading___Toc14727_2115711697" text:style-name="Index_20_Link" text:visited-style-name="Index_20_Link">Installation Setup Of GREP<text:tab/>7</text:a></text:p>
        </text:index-body>
      </text:table-of-content>
      <text:h text:style-name="Heading_20_2" text:outline-level="2"/>
      <text:h text:style-name="Heading_20_2" text:outline-level="2"><text:bookmark-start text:name="__RefHeading___Toc14709_2115711697"/>Preface<text:bookmark-end text:name="__RefHeading___Toc14709_2115711697"/></text:h>
      <text:p text:style-name="P5">In this paper we consider a sample task of attaching a new tool to the Eclipse/ExDT environment and solve it illustrating the logic of functional setup with TSL. As a sample, we select GREP – a great powerful command-line tool to search for a static text or for a basic or an extended regular expression, which came from the UNIX world.</text:p>
      <text:h text:style-name="Heading_20_2" text:outline-level="2"><text:bookmark-start text:name="__RefHeading___Toc14711_2115711697"/>Describing GREP Input Language In TSL<text:bookmark-end text:name="__RefHeading___Toc14711_2115711697"/></text:h>
      <text:p text:style-name="P5">To attach a tool to Eclipse/ExDT, we need to establish relationships between tool’s parameters, its graphic setup dialogs and its command line options must be established. In Eclipse/ExDT these relationships ares described in custom TSL – Tools Specification Language.</text:p>
      <text:h text:style-name="Heading_20_3" text:outline-level="3"><text:bookmark-start text:name="__RefHeading___Toc14713_2115711697"/>Getting Started<text:bookmark-end text:name="__RefHeading___Toc14713_2115711697"/></text:h>
      <text:p text:style-name="P5">Well, let’s start writing a TSL specification for GREP. First, create a file named <text:span text:style-name="T1">grep.xml</text:span> in the Eclipse subdirectory <text:span text:style-name="T3">plugins/com.elphel.vdt_1.1.0/tools</text:span> and write down the standard TSL frame:</text:p>
      <text:p text:style-name="P6"/>
      <text:p text:style-name="P6">&lt;?xml version="1.0" encoding="UTF-8"?&gt;</text:p>
      <text:p text:style-name="P6">&lt;elphel-project&gt;</text:p>
      <text:p text:style-name="P6">&lt;/elphel-project&gt;</text:p>
      <text:p text:style-name="P6"/>
      <text:p text:style-name="P5">GREP is a simple utility. It is not a part of any package that would need spaical setup, neither it takes any configuration or command files on input – only a single command line. Thus we do not need to describe any <text:span text:style-name="T2">package</text:span> ot <text:span text:style-name="T2">project-template</text:span> contexts – the only <text:span text:style-name="T2">tool</text:span> context with a setup dialog and a single control line will suffice:</text:p>
      <text:p text:style-name="P5"/>
      <text:p text:style-name="P8">&lt;elphel-project&gt;</text:p>
      <text:p text:style-name="Standard"><text:span text:style-name="T4"><text:s text:c="2"/></text:span><text:span text:style-name="T2">&lt;interface name = "</text:span><text:span text:style-name="T9">GREPInterface</text:span><text:span text:style-name="T2">"&gt;</text:span></text:p>
      <text:p text:style-name="P6"><text:span text:style-name="T8"><text:s text:c="2"/></text:span>&lt;/interface&gt;</text:p>
      <text:p text:style-name="Standard"><text:span text:style-name="T4"><text:s text:c="2"/></text:span><text:span text:style-name="T2">&lt;tool name <text:s text:c="5"/>= "</text:span><text:span text:style-name="T9">grep</text:span><text:span text:style-name="T2">"</text:span></text:p>
      <text:p text:style-name="Standard"><text:span text:style-name="T4"><text:s text:c="8"/></text:span><text:span text:style-name="T2">label <text:s text:c="4"/>= "</text:span><text:span text:style-name="T10">GREP tool</text:span><text:span text:style-name="T2">"</text:span></text:p>
      <text:p text:style-name="Standard"><text:span text:style-name="T4"><text:s text:c="8"/></text:span><text:span text:style-name="T2">exe <text:s text:c="6"/>= "</text:span><text:span text:style-name="T11">grep.exe</text:span><text:span text:style-name="T2">"</text:span></text:p>
      <text:p text:style-name="Standard"><text:span text:style-name="T4"><text:s text:c="8"/></text:span><text:span text:style-name="T2">interface = "</text:span><text:span text:style-name="T9">GREPInterface</text:span><text:span text:style-name="T2">"&gt;</text:span></text:p>
      <text:p text:style-name="P6"><text:span text:style-name="T8"><text:s text:c="2"/></text:span>&lt;/tool&gt;</text:p>
      <text:p text:style-name="P8">&lt;/elphel-project&gt;</text:p>
      <text:p text:style-name="P8"/>
      <text:p text:style-name="P5"><text:soft-page-break/>In the header of the <text:span text:style-name="T2">tool</text:span> context section we specify the tool’s internal name, the setup dialog’s title, the executable program’s name and the internal name of the interface describing the general syntax of the tool’s control language. Also we insert this <text:span text:style-name="T2">interface</text:span> section with the same name. Internal names serve for references between objects only, thus we may invent them arbitrarily.</text:p>
      <text:h text:style-name="Heading_20_3" text:outline-level="3"><text:bookmark-start text:name="__RefHeading___Toc14715_2115711697"/>GREP’s Control Language<text:bookmark-end text:name="__RefHeading___Toc14715_2115711697"/></text:h>
      <text:p text:style-name="P5">If we run GREP with the single parameter ‘<text:span text:style-name="T2">--help</text:span>’, we'll see a long list of its input parameters. First of all, notice that most of parameters are specified either in a form of ‘<text:span text:style-name="T2">--</text:span><text:span text:style-name="T5">parameter-name</text:span>’ or ‘<text:span text:style-name="T2">--</text:span><text:span text:style-name="T5">parameter-name</text:span><text:span text:style-name="T2">=</text:span><text:span text:style-name="T5">value</text:span>’. This is what we call a <text:span text:style-name="T12">general syntax</text:span> of GREP’s options. The only parameters that do not fall into these two cases are the pattern to match (which is specified as ‘<text:span text:style-name="T2">‘value’</text:span>’) and the list of input files to search in.</text:p>
      <text:p text:style-name="P5"/>
      <text:p text:style-name="P5">Parameters of the first sort are of logical nature – they serve only to enable or disable some program’s behavior, or operation mode: when such a parameter is present in the command line, the behavior is enabled, otherwise it is disabled. </text:p>
      <text:p text:style-name="P5"/>
      <text:p text:style-name="P5">Parameters of the second sort serve to pass some value associated with some behavior to GREP.</text:p>
      <text:p text:style-name="P5">As we can observe, there is the only parameter (pattern to match) that can be an arbitrary text string, se values are either some arbitrary texts, two parameters that are numbers (of lines) and some parameters whose values are some predefined texts from a fixed set (e.g. <text:span text:style-name="T2">output-only</text:span>).</text:p>
      <text:p text:style-name="P5"/>
      <text:p text:style-name="P5">So, we need to define some <text:span text:style-name="T12">data types </text:span>for three purposes: to represent the values of these parameters internally, to know how to input them and how to check their correctness, to know how to write these values in the command line. Since we see that all the variety of parameters values falls in some common forms (logical, string, numeric and enumeration types), we can also speak of some <text:span text:style-name="T12">general semantics</text:span> of GREP’s parameters.</text:p>
      <text:p text:style-name="P5"/>
      <text:p text:style-name="P5">Now the rule to learn and follow is: all general rules and forms (syntax and semantics) are defined in the <text:span text:style-name="T2">interface</text:span> section, as they may be shared among several tools (not in the case of GREP, however); and all concrete forms for certain parameters are defined in the <text:span text:style-name="T2">tool</text:span> section (as tool-specific).</text:p>
      <text:p text:style-name="P5"/>
      <text:p text:style-name="P5">Let’s do this in turns.</text:p>
      <text:h text:style-name="Heading_20_3" text:outline-level="3"><text:bookmark-start text:name="__RefHeading___Toc14717_2115711697"/>Interface Definition<text:bookmark-end text:name="__RefHeading___Toc14717_2115711697"/></text:h>
      <text:p text:style-name="P5">We’ve found out that general forms of GREP’s options are not numerous. Let’s write in their <text:span text:style-name="T12">output formats</text:span>:</text:p>
      <text:p text:style-name="Standard"/>
      <text:p text:style-name="P8">&lt;interface ... &gt;</text:p>
      <text:p text:style-name="Standard"><text:span text:style-name="T4"><text:s text:c="2"/></text:span><text:span text:style-name="T2">&lt;syntax name = "</text:span><text:span text:style-name="T9">EquationParamSyntax</text:span><text:span text:style-name="T2">"</text:span></text:p>
      <text:p text:style-name="Standard"><text:span text:style-name="T4"><text:s text:c="10"/></text:span><text:span text:style-name="T2">format = "</text:span><text:span text:style-name="T11">--%%ParamName=%%ParamValue</text:span><text:span text:style-name="T2">"/&gt;</text:span></text:p>
      <text:p text:style-name="Standard"><text:span text:style-name="T4"><text:s text:c="2"/></text:span><text:span text:style-name="T2">&lt;syntax name = "</text:span><text:span text:style-name="T9">BoolParamSyntax</text:span><text:span text:style-name="T2">"</text:span></text:p>
      <text:p text:style-name="Standard"><text:span text:style-name="T4"><text:s text:c="10"/></text:span><text:span text:style-name="T2">format = "</text:span><text:span text:style-name="T11">--%%ParamName</text:span><text:span text:style-name="T2">"/&gt;</text:span></text:p>
      <text:p text:style-name="Standard"><text:span text:style-name="T4"><text:s text:c="2"/></text:span><text:span text:style-name="T2">&lt;syntax name = "</text:span><text:span text:style-name="T9">InputPatternSyntax</text:span><text:span text:style-name="T2">"</text:span></text:p>
      <text:p text:style-name="Standard"><text:span text:style-name="T4"><text:s text:c="10"/></text:span><text:span text:style-name="T2">format = "</text:span><text:span text:style-name="T11">’%%ParamValue’</text:span><text:span text:style-name="T2">"/&gt;</text:span></text:p>
      <text:p text:style-name="P8">&lt;/interface&gt;</text:p>
      <text:p text:style-name="P8"/>
      <text:p text:style-name="P5">Format names are internal names invented for reference purposes only. Format strings are patterns consisting of fixed text parts and variable parts. Variable parts are denoted by predefined <text:s/><text:span text:style-name="T12">patterns-generators</text:span> which will be replaced by certain texts. E.g., the <text:span text:style-name="T2">%%ParamName</text:span> will be replaced by the parameter name and <text:s/><text:span text:style-name="T2">%%ParamValue</text:span> – by the parameter’s value.</text:p>
      <text:p text:style-name="P5"/>
      <text:p text:style-name="P5"><text:soft-page-break/>The output format <text:span text:style-name="T2">EquationParamSyntax</text:span> is purposed for value parameters, <text:span text:style-name="T2">BoolParamSyntax</text:span> is for logical parameters, and <text:span text:style-name="T2">InputPatternSyntax</text:span> is for the pattern to match, which is just a string value in apostrophes.</text:p>
      <text:p text:style-name="P5"/>
      <text:p text:style-name="P5">Now turn to types. Usually, their definitions come at the beginning of the <text:span text:style-name="T2">interface</text:span> section. </text:p>
      <text:p text:style-name="P5"/>
      <text:p text:style-name="P5">We need string and numeric types for describing GREP’s parameters. However, as they are commonly used data, there are predefined types <text:span text:style-name="T2">String</text:span> and <text:span text:style-name="T2">Cardinal</text:span> in the basic interface (called <text:span text:style-name="T2">BasicInterface</text:span>) which we can use without special notes.</text:p>
      <text:p text:style-name="P5"/>
      <text:p text:style-name="P5">Things become a bit less obvious with a logical parameter type. In GREP, the output form of any logical parameter is either the parameter name prefixed by ‘<text:span text:style-name="T2">--</text:span>’, or an empty string. It is easy to see that we do not have a format which allows to generate both forms, neither can build it using two above generators. Quite an elegant solution of this problem will be given later, using a special attribute. Right now, we just point out that TSL boolean types are of no use with GREP.</text:p>
      <text:p text:style-name="P5"/>
      <text:p text:style-name="P5">At last, to represent fixed values set types we will use TSL enumeration types that need be defined. Let’s define such a type for parameter ‘<text:span text:style-name="T2">--binary-files</text:span>’:</text:p>
      <text:p text:style-name="Standard"/>
      <text:p text:style-name="P8">&lt;interface ... &gt;</text:p>
      <text:p text:style-name="Standard"><text:span text:style-name="T4"><text:s text:c="2"/></text:span><text:span text:style-name="T2">&lt;typedef name = "</text:span><text:span text:style-name="T9">BinaryFilesType</text:span><text:span text:style-name="T2">"&gt;</text:span></text:p>
      <text:p text:style-name="Standard"><text:span text:style-name="T4"><text:s text:c="4"/></text:span><text:span text:style-name="T2">&lt;paramtype kind = "enum" base = "String"&gt;</text:span></text:p>
      <text:p text:style-name="Standard"><text:span text:style-name="T4"><text:s text:c="6"/></text:span><text:span text:style-name="T2">&lt;item label = "</text:span><text:span text:style-name="T10">Text</text:span><text:span text:style-name="T2">" <text:s text:c="4"/>value = "</text:span><text:span text:style-name="T11">text</text:span><text:span text:style-name="T2">"/&gt;</text:span></text:p>
      <text:p text:style-name="Standard"><text:span text:style-name="T4"><text:s text:c="6"/></text:span><text:span text:style-name="T2">&lt;item label = "</text:span><text:span text:style-name="T10">Binary</text:span><text:span text:style-name="T2">" <text:s text:c="2"/>value = "</text:span><text:span text:style-name="T11">binary</text:span><text:span text:style-name="T2">"/&gt;</text:span></text:p>
      <text:p text:style-name="Standard"><text:span text:style-name="T4"><text:s text:c="6"/></text:span><text:span text:style-name="T2">&lt;item label = "</text:span><text:span text:style-name="T10">No match</text:span><text:span text:style-name="T2">" value = "</text:span><text:span text:style-name="T11">without-match</text:span><text:span text:style-name="T2">"/&gt;</text:span></text:p>
      <text:p text:style-name="Standard"><text:span text:style-name="T4"><text:s text:c="4"/></text:span><text:span text:style-name="T2">&lt;/paramtype&gt;</text:span></text:p>
      <text:p text:style-name="Standard"><text:span text:style-name="T4"><text:s text:c="2"/></text:span><text:span text:style-name="T2">&lt;/typedef&gt;</text:span></text:p>
      <text:p text:style-name="P8"><text:span text:style-name="T8"><text:s text:c="2"/></text:span>...</text:p>
      <text:p text:style-name="P8">&lt;/interface&gt;</text:p>
      <text:p text:style-name="P8"/>
      <text:p text:style-name="P5">The internal type name is used for references only and is invented arbitrarily. Labels specify how the values of this type will be shown in the input drop-down list. <text:span text:style-name="T2">Value</text:span> attributes specify how values will be substituted in the output formats, replacing the <text:span text:style-name="T2">%%ParamValue</text:span> pattern.</text:p>
      <text:p text:style-name="P5"/>
      <text:p text:style-name="P5">All other necessary enumeration types may be declared in similar ways.</text:p>
      <text:h text:style-name="Heading_20_3" text:outline-level="3"><text:bookmark-start text:name="__RefHeading___Toc14719_2115711697"/>Parameters Definition<text:bookmark-end text:name="__RefHeading___Toc14719_2115711697"/></text:h>
      <text:p text:style-name="P5">Now we turn <text:s/>to the tool specification, to define all GREP parameters. </text:p>
      <text:p text:style-name="P5"/>
      <text:p text:style-name="P5">Each parameter is to be described inside the <text:span text:style-name="T2">tool</text:span> section. Let’s add, for example, a definition of <text:s/>parameter <text:span text:style-name="T2">ignore-case</text:span>:</text:p>
      <text:p text:style-name="Standard"/>
      <text:p text:style-name="Standard"><text:span text:style-name="T7">&lt;tool ... &gt;</text:span></text:p>
      <text:p text:style-name="P8"><text:span text:style-name="T8"><text:s text:c="2"/></text:span>...</text:p>
      <text:p text:style-name="Standard"><text:span text:style-name="T4"><text:s text:c="2"/></text:span><text:span text:style-name="T2">&lt;parameter id <text:s text:c="5"/>= "</text:span><text:span text:style-name="T9">ignore_case</text:span><text:span text:style-name="T2">"</text:span></text:p>
      <text:p text:style-name="Standard"><text:span text:style-name="T4"><text:s text:c="13"/></text:span><text:span text:style-name="T2">outid <text:s text:c="2"/>= "</text:span><text:span text:style-name="T9">ignore-case</text:span><text:span text:style-name="T2">"</text:span></text:p>
      <text:p text:style-name="Standard"><text:span text:style-name="T4"><text:s text:c="13"/></text:span><text:span text:style-name="T2">label <text:s text:c="2"/>= "</text:span><text:span text:style-name="T10">Ignore case distinctions</text:span><text:span text:style-name="T2">"</text:span></text:p>
      <text:p text:style-name="Standard"><text:span text:style-name="T4"><text:s text:c="13"/></text:span><text:span text:style-name="T2">type <text:s text:c="3"/>= "</text:span><text:span text:style-name="T9">BoolOnOff</text:span><text:span text:style-name="T2">"</text:span></text:p>
      <text:p text:style-name="Standard"><text:span text:style-name="T4"><text:s text:c="13"/></text:span><text:span text:style-name="T2">format <text:s/>= "</text:span><text:span text:style-name="T9">BoolParamSyntax</text:span><text:span text:style-name="T2">"</text:span></text:p>
      <text:p text:style-name="Standard"><text:span text:style-name="T4"><text:s text:c="13"/></text:span><text:span text:style-name="T2">default = "false"</text:span></text:p>
      <text:p text:style-name="Standard"><text:span text:style-name="T4"><text:s text:c="13"/></text:span><text:span text:style-name="T2">omit <text:s text:c="3"/>= "false"/&gt;</text:span></text:p>
      <text:p text:style-name="P8"><text:span text:style-name="T8"><text:s text:c="2"/></text:span>...</text:p>
      <text:p text:style-name="Standard"><text:span text:style-name="T7">&lt;/tool&gt;</text:span></text:p>
      <text:p text:style-name="P8"/>
      <text:p text:style-name="P5">Internal identifier <text:span text:style-name="T2">id</text:span> serves for references to the parameter from other parts of the specification. Note that the value of this attribute must contain only Latin letters, digits and underscore <text:soft-page-break/>characters. Therefore there is the optional attribute <text:span text:style-name="T2">outid</text:span>, which is free of such restrictions. It contains the output name of the parameter, as substituted in the format for <text:span text:style-name="T2">%%ParamName</text:span>. We need not to specify <text:span text:style-name="T2">outid</text:span> if it equal to <text:span text:style-name="T2">id</text:span>.</text:p>
      <text:p text:style-name="P5"/>
      <text:p text:style-name="P5">Attribute <text:span text:style-name="T2">label</text:span> defines a text shown in the tool’s setup dialog to explain this parameter.</text:p>
      <text:p text:style-name="P5"/>
      <text:p text:style-name="P5">Atttibute <text:span text:style-name="T2">default</text:span> contains the default value of the parameter; the optional attribute <text:span text:style-name="T2">omit</text:span> contains the value that suppresses outputting this parameter into the command line.</text:p>
      <text:p text:style-name="P5"/>
      <text:p text:style-name="P5">This parameter’s type <text:span text:style-name="T2">BoolOnOff</text:span> is defined in the basic interface. Actually, we could use any boolean type here, because its output forms <text:span text:style-name="T2">formatTrue</text:span> and <text:span text:style-name="T2">formatFalse</text:span> will never get into the command line. Why<text:span text:style-name="T13">? </text:span>The point is that there is no the pattern <text:span text:style-name="T2">%%ParamValue</text:span> in the output format <text:span text:style-name="T2">BoolParamSyntax</text:span> of this parameter.</text:p>
      <text:p text:style-name="P5"/>
      <text:p text:style-name="P5">Together with attribute <text:span text:style-name="T2">omit</text:span> this gives the promised solution of the problem with logical parameters: indeed, when the parameter has the <text:span text:style-name="T2">true </text:span>value, its output form will be ‘<text:span text:style-name="T2">--ignore-case</text:span>’ (see format <text:span text:style-name="T2">BoolParamSyntax</text:span>); but when the value is <text:span text:style-name="T2">false</text:span>, <text:span text:style-name="T2">omit</text:span> forces to output nothing into the command line. <text:s/></text:p>
      <text:p text:style-name="P5"/>
      <text:p text:style-name="P5">Almost all parameters may be defined in this way. </text:p>
      <text:p text:style-name="P5"/>
      <text:p text:style-name="P5">Note now that some GREP’s parameters are mutually exclusive. E.g., consider options ‘<text:span text:style-name="T2">--extended-regexp</text:span>’, ‘<text:span text:style-name="T2">--fixed-strings</text:span>‘, and ‘<text:span text:style-name="T2">--basic-regexp</text:span>’. If we introduce three different parameters for them, it will be possible to pass two or more of them together. Well, we can do this anyway when calling GREP, and it will be its problem how to interpret this, but we better find a way to avoid such collisions at the specification level. </text:p>
      <text:p text:style-name="P5"/>
      <text:p text:style-name="P5">The solution, in fact, is quite simple: let’s consider all these parameters as different states of some operation mode and let’s define a parameter of an enumeration type for this mode, that has <text:span text:style-name="T12">names </text:span>of these options as <text:span text:style-name="T12">values</text:span> (or, at least, as their output forms). For the above three parameters we define this type and an additional output format as follows:</text:p>
      <text:p text:style-name="Standard"/>
      <text:p text:style-name="P8">&lt;interface ... &gt;</text:p>
      <text:p text:style-name="P8"><text:span text:style-name="T8"><text:s text:c="2"/></text:span>...</text:p>
      <text:p text:style-name="Standard"><text:span text:style-name="T4"><text:s text:c="2"/></text:span><text:span text:style-name="T2">&lt;typedef name = "</text:span><text:span text:style-name="T9">PatternTypeType</text:span><text:span text:style-name="T2">"&gt;</text:span></text:p>
      <text:p text:style-name="Standard"><text:span text:style-name="T4"><text:s text:c="4"/></text:span><text:span text:style-name="T2">&lt;paramtype kind = "enum" base = "String"&gt;</text:span></text:p>
      <text:p text:style-name="Standard"><text:span text:style-name="T4"><text:s text:c="6"/></text:span><text:span text:style-name="T2">&lt;item label = "</text:span><text:span text:style-name="T10">Fixed</text:span><text:span text:style-name="T2">" <text:s text:c="10"/>value = "</text:span><text:span text:style-name="T11">fixed-strings</text:span><text:span text:style-name="T2">"/&gt;</text:span></text:p>
      <text:p text:style-name="Standard"><text:span text:style-name="T4"><text:s text:c="6"/></text:span><text:span text:style-name="T2">&lt;item label = "</text:span><text:span text:style-name="T10">Basic regexp</text:span><text:span text:style-name="T2">" <text:s text:c="3"/>value = "</text:span><text:span text:style-name="T11">basic-regexp</text:span><text:span text:style-name="T2">"/&gt;</text:span></text:p>
      <text:p text:style-name="Standard"><text:span text:style-name="T4"><text:s text:c="6"/></text:span><text:span text:style-name="T2">&lt;item label = "</text:span><text:span text:style-name="T10">Extended regexp</text:span><text:span text:style-name="T2">" value = "</text:span><text:span text:style-name="T11">extended-regexp</text:span><text:span text:style-name="T2">"/&gt;</text:span></text:p>
      <text:p text:style-name="Standard"><text:span text:style-name="T4"><text:s text:c="4"/></text:span><text:span text:style-name="T2">&lt;/paramtype&gt;</text:span></text:p>
      <text:p text:style-name="Standard"><text:span text:style-name="T4"><text:s text:c="2"/></text:span><text:span text:style-name="T2">&lt;/typedef&gt;</text:span></text:p>
      <text:p text:style-name="P8"><text:span text:style-name="T8"><text:s text:c="2"/></text:span>...</text:p>
      <text:p text:style-name="Standard"><text:span text:style-name="T4"><text:s text:c="2"/></text:span><text:span text:style-name="T2">&lt;syntax name = "</text:span><text:span text:style-name="T9">EnumParamSyntax</text:span><text:span text:style-name="T2">"</text:span></text:p>
      <text:p text:style-name="Standard"><text:span text:style-name="T4"><text:s text:c="10"/></text:span><text:span text:style-name="T2">format = "</text:span><text:span text:style-name="T11">--%%ParamValue</text:span><text:span text:style-name="T2">"/&gt;</text:span></text:p>
      <text:p text:style-name="Standard"><text:span text:style-name="T7">&lt;/interface&gt;</text:span></text:p>
      <text:p text:style-name="P8"/>
      <text:p text:style-name="P5">The mode parameter itself looks as:</text:p>
      <text:p text:style-name="Standard"/>
      <text:p text:style-name="Standard"><text:span text:style-name="T7">&lt;tool ... &gt;</text:span></text:p>
      <text:p text:style-name="P8"><text:span text:style-name="T8"><text:s text:c="2"/></text:span>...</text:p>
      <text:p text:style-name="Standard"><text:span text:style-name="T4"><text:s text:c="2"/></text:span><text:span text:style-name="T2">&lt;parameter id <text:s text:c="5"/>= "</text:span><text:span text:style-name="T9">pattern_type</text:span><text:span text:style-name="T2">"</text:span></text:p>
      <text:p text:style-name="Standard"><text:span text:style-name="T4"><text:s text:c="13"/></text:span><text:span text:style-name="T2">outid <text:s text:c="2"/>= "</text:span><text:span text:style-name="T9">pattern-type</text:span><text:span text:style-name="T2">"</text:span></text:p>
      <text:p text:style-name="Standard"><text:span text:style-name="T4"><text:s text:c="13"/></text:span><text:span text:style-name="T2">type <text:s text:c="3"/>= "</text:span><text:span text:style-name="T9">PatternTypeType</text:span><text:span text:style-name="T2">"</text:span></text:p>
      <text:p text:style-name="Standard"><text:span text:style-name="T4"><text:s text:c="13"/></text:span><text:span text:style-name="T2">format <text:s/>= "</text:span><text:span text:style-name="T9">EnumParamSyntax</text:span><text:span text:style-name="T2">"</text:span></text:p>
      <text:p text:style-name="Standard"><text:span text:style-name="T4"><text:s text:c="13"/></text:span><text:span text:style-name="T2">default = "</text:span><text:span text:style-name="T11">fixed-strings</text:span><text:span text:style-name="T2">"</text:span></text:p>
      <text:p text:style-name="Standard"><text:span text:style-name="T4"><text:s text:c="13"/></text:span><text:span text:style-name="T2">omit <text:s text:c="3"/>= "</text:span><text:span text:style-name="T11">fixed-strings</text:span><text:span text:style-name="T2">"</text:span></text:p>
      <text:p text:style-name="Standard"><text:soft-page-break/><text:span text:style-name="T4"><text:s text:c="13"/></text:span><text:span text:style-name="T2">label <text:s text:c="2"/>= "</text:span><text:span text:style-name="T11">Pattern type</text:span><text:span text:style-name="T2">"/&gt;</text:span></text:p>
      <text:p text:style-name="Standard"><text:span text:style-name="T7">&lt;/tool&gt;</text:span></text:p>
      <text:h text:style-name="Heading_20_3" text:outline-level="3"><text:bookmark-start text:name="__RefHeading___Toc14721_2115711697"/>Setup Dialog Definition<text:bookmark-end text:name="__RefHeading___Toc14721_2115711697"/></text:h>
      <text:p text:style-name="P5">After all parameters are defined, it is time to design the appearance of the GREP setup dialog to input parameters values in the Eclipse/ExDT shell.</text:p>
      <text:p text:style-name="P5"/>
      <text:p text:style-name="P5">We design to segregate all parameters into two groups: one group of parameters to control the search mode, and another group of parameters to control results output mode.</text:p>
      <text:p text:style-name="P5"/>
      <text:p text:style-name="P5">All we need to do is to fill the <text:span text:style-name="T2">input</text:span> section with parameters names by groups:</text:p>
      <text:p text:style-name="Standard"/>
      <text:p text:style-name="Standard"><text:span text:style-name="T7">&lt;tool ... &gt;</text:span></text:p>
      <text:p text:style-name="P8"><text:span text:style-name="T8"><text:s text:c="2"/></text:span>...</text:p>
      <text:p text:style-name="Standard"><text:span text:style-name="T4"><text:s text:c="2"/></text:span><text:span text:style-name="T2">&lt;input label="</text:span><text:span text:style-name="T10">GREP Preferences</text:span><text:span text:style-name="T2">"&gt;</text:span></text:p>
      <text:p text:style-name="Standard"><text:span text:style-name="T4"><text:s text:c="4"/></text:span><text:span text:style-name="T2">&lt;group label="</text:span><text:span text:style-name="T10">Match</text:span><text:span text:style-name="T2">"&gt;</text:span></text:p>
      <text:p text:style-name="Standard"><text:span text:style-name="T4"><text:s text:c="6"/></text:span><text:span text:style-name="T2">"</text:span><text:span text:style-name="T9">pattern</text:span><text:span text:style-name="T2">"</text:span></text:p>
      <text:p text:style-name="Standard"><text:span text:style-name="T4"><text:s text:c="6"/></text:span><text:span text:style-name="T2">"</text:span><text:span text:style-name="T9">pattern_type</text:span><text:span text:style-name="T2">"</text:span></text:p>
      <text:p text:style-name="Standard"><text:span text:style-name="T4"><text:s text:c="6"/></text:span><text:span text:style-name="T2">"</text:span><text:span text:style-name="T9">word_regexp</text:span><text:span text:style-name="T2">"</text:span></text:p>
      <text:p text:style-name="Standard"><text:span text:style-name="T4"><text:s text:c="6"/></text:span><text:span text:style-name="T2">"</text:span><text:span text:style-name="T9">line_regexp</text:span><text:span text:style-name="T2">"</text:span></text:p>
      <text:p text:style-name="Standard"><text:span text:style-name="T4"><text:s text:c="6"/></text:span><text:span text:style-name="T2">"</text:span><text:span text:style-name="T9">ignore_case</text:span><text:span text:style-name="T2">"</text:span></text:p>
      <text:p text:style-name="Standard"><text:span text:style-name="T4"><text:s text:c="6"/></text:span><text:span text:style-name="T2">"</text:span><text:span text:style-name="T9">invert_match</text:span><text:span text:style-name="T2">"</text:span></text:p>
      <text:p text:style-name="Standard"><text:span text:style-name="T4"><text:s text:c="4"/></text:span><text:span text:style-name="T2">&lt;/group&gt;</text:span></text:p>
      <text:p text:style-name="Standard"><text:span text:style-name="T4"><text:s text:c="4"/></text:span><text:span text:style-name="T2">&lt;group label="</text:span><text:span text:style-name="T10">Output</text:span><text:span text:style-name="T2">"&gt;</text:span></text:p>
      <text:p text:style-name="Standard"><text:span text:style-name="T4"><text:s text:c="6"/></text:span><text:span text:style-name="T2">"</text:span><text:span text:style-name="T9">no_messages</text:span><text:span text:style-name="T2">"</text:span></text:p>
      <text:p text:style-name="Standard"><text:span text:style-name="T4"><text:s text:c="6"/></text:span><text:span text:style-name="T2">"</text:span><text:span text:style-name="T9">with_filename</text:span><text:span text:style-name="T2">"</text:span></text:p>
      <text:p text:style-name="Standard"><text:span text:style-name="T4"><text:s text:c="6"/></text:span><text:span text:style-name="T2">"</text:span><text:span text:style-name="T9">binary_files</text:span><text:span text:style-name="T2">"</text:span></text:p>
      <text:p text:style-name="Standard"><text:span text:style-name="T4"><text:s text:c="6"/></text:span><text:span text:style-name="T2">"</text:span><text:span text:style-name="T9">byte_offset</text:span><text:span text:style-name="T2">"</text:span></text:p>
      <text:p text:style-name="Standard"><text:span text:style-name="T4"><text:s text:c="6"/></text:span><text:span text:style-name="T2">"</text:span><text:span text:style-name="T9">line_number</text:span><text:span text:style-name="T2">"</text:span></text:p>
      <text:p text:style-name="Standard"><text:span text:style-name="T4"><text:s text:c="6"/></text:span><text:span text:style-name="T2">"</text:span><text:span text:style-name="T9">directories</text:span><text:span text:style-name="T2">"</text:span></text:p>
      <text:p text:style-name="Standard"><text:span text:style-name="T4"><text:s text:c="6"/></text:span><text:span text:style-name="T2">"</text:span><text:span text:style-name="T9">output_only</text:span><text:span text:style-name="T2">"</text:span></text:p>
      <text:p text:style-name="Standard"><text:span text:style-name="T4"><text:s text:c="6"/></text:span><text:span text:style-name="T2">"</text:span><text:span text:style-name="T9">count</text:span><text:span text:style-name="T2">"</text:span></text:p>
      <text:p text:style-name="Standard"><text:span text:style-name="T4"><text:s text:c="6"/></text:span><text:span text:style-name="T2">"</text:span><text:span text:style-name="T9">before_context</text:span><text:span text:style-name="T2">"</text:span></text:p>
      <text:p text:style-name="Standard"><text:span text:style-name="T4"><text:s text:c="6"/></text:span><text:span text:style-name="T2">"</text:span><text:span text:style-name="T9">after_context</text:span><text:span text:style-name="T2">"</text:span></text:p>
      <text:p text:style-name="Standard"><text:span text:style-name="T4"><text:s text:c="4"/></text:span><text:span text:style-name="T2">&lt;/group&gt;</text:span></text:p>
      <text:p text:style-name="Standard"><text:span text:style-name="T4"><text:s text:c="2"/></text:span><text:span text:style-name="T2">&lt;/input&gt;</text:span></text:p>
      <text:p text:style-name="Standard"><text:span text:style-name="T7">&lt;/tool&gt;</text:span></text:p>
      <text:p text:style-name="P8"/>
      <text:p text:style-name="P5">Note that here we write internal parameters names (<text:span text:style-name="T2">id</text:span>s, with underscores) not output options names (<text:span text:style-name="T2">outid</text:span>s, with minuses)!</text:p>
      <text:p text:style-name="P7"/>
      <text:p text:style-name="P5"><text:span text:style-name="T2">Label</text:span> attributes specify the dialog’s and tabs’ titles. The tabs and parameters in tabs will apeear in the order of enumeration here. Each parameter will contain an explanatory text defined for it and an input control: a checkbox for a boolean parameter, a drop-down list for an tnumeration parameter and an input field for text and numeric parameters.</text:p>
      <text:h text:style-name="Heading_20_3" text:outline-level="3"><text:bookmark-start text:name="__RefHeading___Toc14723_2115711697"/>Command Line Format Definition<text:bookmark-end text:name="__RefHeading___Toc14723_2115711697"/></text:h>
      <text:p text:style-name="P5">Finally, let’s create the <text:span text:style-name="T2">output</text:span> section and fill it with names of all introduced parameters:</text:p>
      <text:p text:style-name="Standard"/>
      <text:p text:style-name="Standard"><text:span text:style-name="T7">&lt;tool ... &gt;</text:span></text:p>
      <text:p text:style-name="P8"><text:span text:style-name="T8"><text:s text:c="2"/></text:span>...</text:p>
      <text:p text:style-name="Standard"><text:span text:style-name="T4"><text:s text:c="2"/></text:span><text:span text:style-name="T2">&lt;output&gt;</text:span></text:p>
      <text:p text:style-name="Standard"><text:span text:style-name="T4"><text:s text:c="4"/></text:span><text:span text:style-name="T2">&lt;line name = "command_line" sep = " "&gt;</text:span></text:p>
      <text:p text:style-name="Standard"><text:span text:style-name="T4"><text:s text:c="6"/></text:span><text:span text:style-name="T2">"</text:span><text:span text:style-name="T11">%pattern_type</text:span><text:span text:style-name="T2">"</text:span></text:p>
      <text:p text:style-name="Standard"><text:span text:style-name="T4"><text:s text:c="6"/></text:span><text:span text:style-name="T2">"</text:span><text:span text:style-name="T11">%word_regexp</text:span><text:span text:style-name="T2">"</text:span></text:p>
      <text:p text:style-name="Standard"><text:span text:style-name="T4"><text:s text:c="6"/></text:span><text:span text:style-name="T2">"</text:span><text:span text:style-name="T11">%line_regexp</text:span><text:span text:style-name="T2">"</text:span></text:p>
      <text:p text:style-name="Standard"><text:span text:style-name="T4"><text:s text:c="6"/></text:span><text:span text:style-name="T2">"</text:span><text:span text:style-name="T11">%ignore_case</text:span><text:span text:style-name="T2">"</text:span></text:p>
      <text:p text:style-name="Standard"><text:span text:style-name="T4"><text:s text:c="6"/></text:span><text:span text:style-name="T2">"</text:span><text:span text:style-name="T11">%invert_match</text:span><text:span text:style-name="T2">"</text:span></text:p>
      <text:p text:style-name="Standard"><text:span text:style-name="T4"><text:s text:c="6"/></text:span><text:span text:style-name="T2">"</text:span><text:span text:style-name="T11">%no_messages</text:span><text:span text:style-name="T2">"</text:span></text:p>
      <text:p text:style-name="Standard"><text:soft-page-break/><text:span text:style-name="T4"><text:s text:c="6"/></text:span><text:span text:style-name="T2">"</text:span><text:span text:style-name="T11">%with_filename</text:span><text:span text:style-name="T2">"</text:span></text:p>
      <text:p text:style-name="Standard"><text:span text:style-name="T4"><text:s text:c="6"/></text:span><text:span text:style-name="T2">"</text:span><text:span text:style-name="T11">%binary_files</text:span><text:span text:style-name="T2">"</text:span></text:p>
      <text:p text:style-name="Standard"><text:span text:style-name="T4"><text:s text:c="6"/></text:span><text:span text:style-name="T2">"</text:span><text:span text:style-name="T11">%byte_offset</text:span><text:span text:style-name="T2">"</text:span></text:p>
      <text:p text:style-name="Standard"><text:span text:style-name="T4"><text:s text:c="6"/></text:span><text:span text:style-name="T2">"</text:span><text:span text:style-name="T11">%line_number</text:span><text:span text:style-name="T2">"</text:span></text:p>
      <text:p text:style-name="Standard"><text:span text:style-name="T4"><text:s text:c="6"/></text:span><text:span text:style-name="T2">"</text:span><text:span text:style-name="T11">%directories</text:span><text:span text:style-name="T2">"</text:span></text:p>
      <text:p text:style-name="Standard"><text:span text:style-name="T4"><text:s text:c="6"/></text:span><text:span text:style-name="T2">"</text:span><text:span text:style-name="T11">%output_only</text:span><text:span text:style-name="T2">"</text:span></text:p>
      <text:p text:style-name="Standard"><text:span text:style-name="T4"><text:s text:c="6"/></text:span><text:span text:style-name="T2">"</text:span><text:span text:style-name="T11">%count</text:span><text:span text:style-name="T2">"</text:span></text:p>
      <text:p text:style-name="Standard"><text:span text:style-name="T4"><text:s text:c="6"/></text:span><text:span text:style-name="T2">"</text:span><text:span text:style-name="T11">%before_context</text:span><text:span text:style-name="T2">"</text:span></text:p>
      <text:p text:style-name="Standard"><text:span text:style-name="T4"><text:s text:c="6"/></text:span><text:span text:style-name="T2">"</text:span><text:span text:style-name="T11">%after_context</text:span><text:span text:style-name="T2">"</text:span></text:p>
      <text:p text:style-name="Standard"><text:span text:style-name="T4"><text:s text:c="6"/></text:span><text:span text:style-name="T2">"</text:span><text:span text:style-name="T11">%pattern</text:span><text:span text:style-name="T2">"</text:span></text:p>
      <text:p text:style-name="Standard"><text:span text:style-name="T4"><text:s text:c="6"/></text:span><text:span text:style-name="T2">"</text:span><text:span text:style-name="T11">%(%%FileList%| %)</text:span><text:span text:style-name="T2">"</text:span></text:p>
      <text:p text:style-name="Standard"><text:span text:style-name="T4"><text:s text:c="4"/></text:span><text:span text:style-name="T2">&lt;/line&gt;</text:span></text:p>
      <text:p text:style-name="Standard"><text:span text:style-name="T4"><text:s text:c="2"/></text:span><text:span text:style-name="T2">&lt;/output&gt;</text:span></text:p>
      <text:p text:style-name="Standard"><text:span text:style-name="T7">&lt;/tool&gt;</text:span></text:p>
      <text:p text:style-name="P8"/>
      <text:p text:style-name="P5">The only <text:span text:style-name="T2">line</text:span> section with <text:span text:style-name="T2">name="command_line" </text:span>means that there is only one control line for GREP utility and this line is passed as a command line to it. Attribute <text:span text:style-name="T2">sep</text:span> says that options will be separated by a single blank. The list of output elements specifies the format of the command line. Their order is only important if it makes sense for the utility.</text:p>
      <text:p text:style-name="P5"/>
      <text:p text:style-name="P5">Each element in the list is just a string. All these strings are concatenated via the separator to meke the whole format. The format may contain any fixed texts, if you need them (not in our case, however). But typically, the list looks as above: internal parameters names are prefixed by single percent characters to make patterns-options, which expand to parameters format strings according to their definitions. E.g., for the <text:span text:style-name="T2">pattern_type</text:span> parameter the defined format is <text:span text:style-name="T2">EnumParamSyntax</text:span><text:span text:style-name="T9"> </text:span>which is <text:span text:style-name="T2">"--%%ParamValue"</text:span>, hence the output option may look like ‘<text:span text:style-name="T2">--basic-regexp</text:span>’.</text:p>
      <text:p text:style-name="P5"/>
      <text:p text:style-name="P5">The last element in the list, “<text:span text:style-name="T2">%(%%FileList%| %)</text:span>“ is a so-called pattern-repetitor. When GREP is launched, this pattern will be replaced with the full list of files in the user’s project separated by blanks.</text:p>
      <text:p text:style-name="Standard"/>
      <text:p text:style-name="Standard">The final GREP definition may be found in file <text:span text:style-name="T2">tools\Simple Samples\</text:span><text:span text:style-name="T6">grep.xml</text:span>.</text:p>
      <text:h text:style-name="Heading_20_2" text:outline-level="2"><text:bookmark-start text:name="__RefHeading___Toc14725_2115711697"/>Attaching GREP To Eclipse/ExDT<text:bookmark-end text:name="__RefHeading___Toc14725_2115711697"/></text:h>
      <text:p text:style-name="P5">Now, when the description of GREP’s control language is over, we must think of making it available from Eclipse/ExDT shell.</text:p>
      <text:p text:style-name="P5"/>
      <text:p text:style-name="P5">All tools in Eclipse/ExDT are available from the design menu. Let’s select a menu where we wish to put GREP tool in – let it be the sample <text:span text:style-name="T14">MainDesignMenu3</text:span>. All we need to do,to add the new tool is to define a new menu item in the right place of the menu (see this in <text:span text:style-name="T3">plugins/com.elphel.vdt_1.1.0/tools/</text:span><text:span text:style-name="T6">DesignMenu.xml</text:span><text:span text:style-name="T2"> </text:span>file):</text:p>
      <text:p text:style-name="P10"/>
      <text:p text:style-name="P9">&lt;menu name="MainDesignMenu3" ...&gt;</text:p>
      <text:p text:style-name="P9"><text:span text:style-name="T8"><text:s text:c="2"/></text:span>...</text:p>
      <text:p text:style-name="P5"><text:span text:style-name="T4"><text:s text:c="2"/></text:span><text:span text:style-name="T2">&lt;menuitem name="</text:span><text:span text:style-name="T9">GREP</text:span><text:span text:style-name="T2">"</text:span></text:p>
      <text:p text:style-name="P5"><text:span text:style-name="T4"><text:s text:c="12"/></text:span><text:span text:style-name="T2">label="</text:span><text:span text:style-name="T10">Run GREP</text:span><text:span text:style-name="T2">"</text:span></text:p>
      <text:p text:style-name="P5"><text:span text:style-name="T4"><text:s text:c="12"/></text:span><text:span text:style-name="T2">call="</text:span><text:span text:style-name="T9">grep</text:span><text:span text:style-name="T2">"/&gt;</text:span></text:p>
      <text:p text:style-name="P9">&lt;/menu&gt;</text:p>
      <text:p text:style-name="P9"/>
      <text:p text:style-name="P5">The <text:span text:style-name="T2">name</text:span> attribute here is the menu item name. <text:span text:style-name="T2">Label</text:span> is a tool name, as it will be seen in the menu. <text:span text:style-name="T2">Call</text:span> refers to the <text:span text:style-name="T2">tool</text:span> context that describes all of the GREP’s stuff that we have done <text:s/>above.</text:p>
      <text:p text:style-name="P5"/>
      <text:p text:style-name="P5"><text:soft-page-break/>Now, to make GREP available, you only need to set the <text:span text:style-name="T14">MainDesignMenu3</text:span> menu as the working menu for your project.</text:p>
      <text:h text:style-name="Heading_20_2" text:outline-level="2"><text:bookmark-start text:name="__RefHeading___Toc14727_2115711697"/>Installation Setup Of GREP<text:bookmark-end text:name="__RefHeading___Toc14727_2115711697"/></text:h>
      <text:p text:style-name="P5">Attachment is done, but we still need to point to Eclipse where to find GREP program.</text:p>
      <text:p text:style-name="P5"/>
      <text:p text:style-name="P5">This is done in the installation setup dialog available from the menu. Since GREP is a stand-alone utility, you will find it in the list of available package and stand-alone utilities. Open its setup dialog and specify (by browsing) the absolute location of the program. If you set this path to empty, the call line generated for this utility will not contain any path at all. This may work, if your system <text:span text:style-name="T2">PATH</text:span> environment contains the path to GREP already.</text:p>
      <text:p text:style-name="P5"/>
      <text:p text:style-name="P5">Well, we di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WW8Num1z0" style:family="text">
      <style:text-properties fo:color="#ff00ff"/>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957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6"><draw:text-box fo:min-height="0.0228in" fo:min-width="0in"><text:p text:style-name="Footer"><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TORIAL: Using GREP with Eclipse/ExDT</dc:title>
    <meta:initial-creator>jek</meta:initial-creator>
    <meta:creation-date>2006-05-14T02:26:00</meta:creation-date>
    <dc:date>2016-06-13T12:49:09.486411238</dc:date>
    <meta:editing-cycles>266</meta:editing-cycles>
    <meta:editing-duration>PT11H18M31S</meta:editing-duration>
    <meta:generator>LibreOffice/4.4.2.2$Linux_X86_64 LibreOffice_project/c4c7d32d0d49397cad38d62472b0bc8acff48dd6</meta:generator>
    <meta:document-statistic meta:table-count="0" meta:image-count="0" meta:object-count="0" meta:page-count="7" meta:paragraph-count="192" meta:word-count="2241" meta:character-count="14656" meta:non-whitespace-character-count="11962"/>
  </office:meta>
</office:document-meta>
</file>